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RK 15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EVENTS PRECEDING THE CRUCIFIXION (15:1-21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EVENTS PRECEDING THE CRUCIFIXION (15:1-21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conspiracy (15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confusion (15:2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The confusion (15:2)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Pilate (15:2a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Jesus (15:2b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EVENTS PRECEDING THE CRUCIFIXION (15:1-21)<text:s text:c="1"/></text:span><text:span text:style-name="a524" text:class-names=""/></text:p>
          </draw:text-box>
          <svg:title/>
          <svg:desc/>
        </draw:frame>
        <draw:frame draw:id="id97" presentation:style-name="a539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conspiracy (15:1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confusion (15:2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charges (15:3-5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5" draw:style-name="a540" draw:master-page-name="Master1-Layout12-tx-Title-and-Text" presentation:presentation-page-layout-name="Master1-PPL12" draw:id="Slide-260">
        <draw:frame draw:id="id98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charges (15:3-5)<text:s text:c="1"/></text:span><text:span text:style-name="a542" text:class-names=""/></text:p>
          </draw:text-box>
          <svg:title/>
          <svg:desc/>
        </draw:frame>
        <draw:frame draw:id="id99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 slander against Jesus (15:3-4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silence of Jesus (15:5): He makes no reply!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6" draw:style-name="a555" draw:master-page-name="Master1-Layout12-tx-Title-and-Text" presentation:presentation-page-layout-name="Master1-PPL12" draw:id="Slide-261">
        <draw:frame draw:id="id100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EVENTS PRECEDING THE CRUCIFIXION (15:1-21)<text:s text:c="1"/></text:span><text:span text:style-name="a557" text:class-names=""/></text:p>
          </draw:text-box>
          <svg:title/>
          <svg:desc/>
        </draw:frame>
        <draw:frame draw:id="id101" presentation:style-name="a578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conspiracy (15:1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confusion (15:2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charges (15:3-5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custom (15:6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choice (15:7-14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7" draw:style-name="a579" draw:master-page-name="Master1-Layout12-tx-Title-and-Text" presentation:presentation-page-layout-name="Master1-PPL12" draw:id="Slide-262">
        <draw:frame draw:id="id102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<text:s text:c="1"/>The choice (15:7-14)<text:s text:c="1"/></text:span><text:span text:style-name="a581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The crowd demands the deliverance of Barabbas the murderer (15:7-11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 crowd demands the death of Jesus the Messiah (15:12-14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3-twoColTx-Title-and-2-Column-Text" presentation:presentation-page-layout-name="Master1-PPL13" draw:id="Slide-263">
        <draw:frame draw:id="id104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EVENTS PRECEDING THE CRUCIFIXION (15:1-21)<text:s text:c="1"/></text:span><text:span text:style-name="a596" text:class-names=""/></text:p>
          </draw:text-box>
          <svg:title/>
          <svg:desc/>
        </draw:frame>
        <draw:frame draw:id="id105" presentation:style-name="a611" draw:name="Text Placeholder 2" svg:x="1.38021in" svg:y="2in" svg:width="4.61632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The conspiracy (15:1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confusion (15:2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charges (15:3-5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  <draw:frame draw:id="id106" presentation:style-name="a627" draw:name="Text Placeholder 3" svg:x="6.16319in" svg:y="2in" svg:width="4.61632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e custom (15:6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choice (15:7-14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chastening (15:15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contempt (15:16-20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9" draw:style-name="a628" draw:master-page-name="Master1-Layout12-tx-Title-and-Text" presentation:presentation-page-layout-name="Master1-PPL12" draw:id="Slide-264">
        <draw:frame draw:id="id107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<text:s text:c="1"/>The contempt (15:16-20):<text:s text:c="1"/></text:span><text:span text:style-name="a630" text:class-names=""/></text:p>
          </draw:text-box>
          <svg:title/>
          <svg:desc/>
        </draw:frame>
        <draw:frame draw:id="id108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He is mocked (15:16-18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He is mistreated (15:19-20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0" draw:style-name="a643" draw:master-page-name="Master1-Layout13-twoColTx-Title-and-2-Column-Text" presentation:presentation-page-layout-name="Master1-PPL13" draw:id="Slide-265">
        <draw:frame draw:id="id109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EVENTS PRECEDING THE CRUCIFIXION (15:1-21)<text:s text:c="1"/></text:span><text:span text:style-name="a645" text:class-names=""/></text:p>
          </draw:text-box>
          <svg:title/>
          <svg:desc/>
        </draw:frame>
        <draw:frame draw:id="id110" presentation:style-name="a663" draw:name="Text Placeholder 2" svg:x="1.38021in" svg:y="2in" svg:width="4.61632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The conspiracy (15:1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confusion (15:2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charges (15:3-5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custom (15:6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  <draw:frame draw:id="id111" presentation:style-name="a679" draw:name="Text Placeholder 3" svg:x="6.16319in" svg:y="2in" svg:width="4.61632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choice (15:7-14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chastening (15:15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contempt (15:16-20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crossbearer (15:21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1" draw:style-name="a680" draw:master-page-name="Master1-Layout12-tx-Title-and-Text" presentation:presentation-page-layout-name="Master1-PPL12" draw:id="Slide-266">
        <draw:frame draw:id="id112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MARK 15</text:span><text:span text:style-name="a682" text:class-names=""/></text:p>
          </draw:text-box>
          <svg:title/>
          <svg:desc/>
        </draw:frame>
        <draw:frame draw:id="id113" presentation:style-name="a694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EVENTS PRECEDING THE CRUCIFIXION (15:1-21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EVENTS DURING THE CRUCIFIXION (15:22-37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2" draw:style-name="a695" draw:master-page-name="Master1-Layout12-tx-Title-and-Text" presentation:presentation-page-layout-name="Master1-PPL12" draw:id="Slide-267">
        <draw:frame draw:id="id114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EVENTS DURING THE CRUCIFIXION (15:22-37)<text:s text:c="1"/></text:span><text:span text:style-name="a697" text:class-names=""/></text:p>
          </draw:text-box>
          <svg:title/>
          <svg:desc/>
        </draw:frame>
        <draw:frame draw:id="id115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The cup for the cross (15:22-23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The clothing below the cross (15:24-25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3" draw:style-name="a710" draw:master-page-name="Master1-Layout12-tx-Title-and-Text" presentation:presentation-page-layout-name="Master1-PPL12" draw:id="Slide-268">
        <draw:frame draw:id="id116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<text:s text:c="1"/>The clothing below the cross (15:24-25)<text:s text:c="1"/></text:span><text:span text:style-name="a712" text:class-names=""/></text:p>
          </draw:text-box>
          <svg:title/>
          <svg:desc/>
        </draw:frame>
        <draw:frame draw:id="id117" presentation:style-name="a724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<text:s text:c="1"/>What is done (15:24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When it is done (15:25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14" draw:style-name="a725" draw:master-page-name="Master1-Layout12-tx-Title-and-Text" presentation:presentation-page-layout-name="Master1-PPL12" draw:id="Slide-269">
        <draw:frame draw:id="id118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EVENTS DURING THE CRUCIFIXION (15:22-37)<text:s text:c="1"/></text:span><text:span text:style-name="a727" text:class-names=""/></text:p>
          </draw:text-box>
          <svg:title/>
          <svg:desc/>
        </draw:frame>
        <draw:frame draw:id="id119" presentation:style-name="a748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The cup for the cross (15:22-23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 clothing below the cross (15:24-25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The citation on the cross (15:26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The criminals alongside the cross (15:27-28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contempt toward the cross (15:29-32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15" draw:style-name="a749" draw:master-page-name="Master1-Layout1-title-Title-Slide" presentation:presentation-page-layout-name="Master1-PPL1" draw:id="Slide-270">
        <draw:frame draw:id="id120" presentation:style-name="a753" draw:name="Title 1" svg:x="1.38in" svg:y="0.83in" svg:width="10.3in" svg:height="4.42in" presentation:class="title" presentation:placeholder="false">
          <draw:text-box>
            <text:p text:style-name="a752" text:class-names="" text:cond-style-name=""><text:span text:style-name="a750" text:class-names=""><text:s text:c="1"/>The contempt toward the cross (15:29-32)<text:s text:c="1"/></text:span><text:span text:style-name="a751" text:class-names=""/></text:p>
          </draw:text-box>
          <svg:title/>
          <svg:desc/>
        </draw:frame>
        <draw:frame draw:id="id121" presentation:style-name="a758" draw:name="Subtitle 2" svg:x="1.38in" svg:y="5.25in" svg:width="10.3in" svg:height="1.85in" presentation:class="subtitle" presentation:placeholder="false">
          <draw:text-box>
            <text:p text:style-name="a755" text:class-names="" text:cond-style-name=""><text:span text:style-name="a754" text:class-names=""><text:s text:c="1"/>Where it comes from (15:29a, 31, 32b)<text:s text:c="1"/></text:span></text:p>
            <text:p text:style-name="a757" text:class-names="" text:cond-style-name=""><text:span text:style-name="a756" text:class-names=""/></text:p>
          </draw:text-box>
          <svg:title/>
          <svg:desc/>
        </draw:frame>
      </draw:page>
      <draw:page draw:name="Slide16" draw:style-name="a759" draw:master-page-name="Master1-Layout12-tx-Title-and-Text" presentation:presentation-page-layout-name="Master1-PPL12" draw:id="Slide-271">
        <draw:frame draw:id="id122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<text:s text:c="1"/>Where it comes from (15:29a, 31, 32b)<text:s text:c="1"/></text:span><text:span text:style-name="a761" text:class-names=""/></text:p>
          </draw:text-box>
          <svg:title/>
          <svg:desc/>
        </draw:frame>
        <draw:frame draw:id="id123" presentation:style-name="a776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ose passing by (15:29a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Jewish religious leaders (15:31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two robbers (15:32b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17" draw:style-name="a777" draw:master-page-name="Master1-Layout12-tx-Title-and-Text" presentation:presentation-page-layout-name="Master1-PPL12" draw:id="Slide-272">
        <draw:frame draw:id="id124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<text:s text:c="1"/>The contempt toward the cross (15:29-32)<text:s text:c="1"/></text:span><text:span text:style-name="a779" text:class-names=""/></text:p>
          </draw:text-box>
          <svg:title/>
          <svg:desc/>
        </draw:frame>
        <draw:frame draw:id="id125" presentation:style-name="a791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<text:s text:c="1"/>Where it comes from (15:29a, 31, 32b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What it consists of (15:29b-30, 32a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18" draw:style-name="a792" draw:master-page-name="Master1-Layout12-tx-Title-and-Text" presentation:presentation-page-layout-name="Master1-PPL12" draw:id="Slide-273">
        <draw:frame draw:id="id126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<text:s text:c="1"/>What it consists of (15:29b-30, 32a)<text:s text:c="1"/></text:span><text:span text:style-name="a794" text:class-names=""/></text:p>
          </draw:text-box>
          <svg:title/>
          <svg:desc/>
        </draw:frame>
        <draw:frame draw:id="id127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"You can destroy the Temple and rebuild it in three days, can you? Well then, save yourself and come down from the cross!" (15:29b-30).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"He saved others, but he can't save himself!" (15:32a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19" draw:style-name="a807" draw:master-page-name="Master1-Layout12-tx-Title-and-Text" presentation:presentation-page-layout-name="Master1-PPL12" draw:id="Slide-274">
        <draw:frame draw:id="id128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<text:s text:c="1"/>The contempt toward the cross (15:29-32)<text:s text:c="1"/></text:span><text:span text:style-name="a809" text:class-names=""/></text:p>
          </draw:text-box>
          <svg:title/>
          <svg:desc/>
        </draw:frame>
        <draw:frame draw:id="id129" presentation:style-name="a821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Where it comes from (15:29a, 31, 32b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What it consists of (15:29b-30, 32a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20" draw:style-name="a822" draw:master-page-name="Master1-Layout13-twoColTx-Title-and-2-Column-Text" presentation:presentation-page-layout-name="Master1-PPL13" draw:id="Slide-275">
        <draw:frame draw:id="id130" presentation:style-name="a826" draw:name="Title 1" svg:x="1.38in" svg:y="0.4in" svg:width="10.6in" svg:height="1.44965in" presentation:class="title" presentation:placeholder="false">
          <draw:text-box>
            <text:p text:style-name="a825" text:class-names="" text:cond-style-name=""><text:span text:style-name="a823" text:class-names="">EVENTS DURING THE CRUCIFIXION (15:22-37)<text:s text:c="1"/></text:span><text:span text:style-name="a824" text:class-names=""/></text:p>
          </draw:text-box>
          <svg:title/>
          <svg:desc/>
        </draw:frame>
        <draw:frame draw:id="id131" presentation:style-name="a842" draw:name="Text Placeholder 2" svg:x="1.38021in" svg:y="2in" svg:width="4.61632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<text:s text:c="1"/>The cup for the cross (15:22-23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The clothing below the cross (15:24-25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The citation on the cross (15:26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The criminals alongside the cross (15:27-28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  <draw:frame draw:id="id132" presentation:style-name="a861" draw:name="Text Placeholder 3" svg:x="6.16319in" svg:y="2in" svg:width="4.61632in" svg:height="4.7586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<text:s text:c="1"/>The contempt toward the cross (15:29-32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The cloud covering the cross (15:33):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The cry from the cross (15:34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The confusion around the cross (15:35-36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The consummation of the cross (15:37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21" draw:style-name="a862" draw:master-page-name="Master1-Layout12-tx-Title-and-Text" presentation:presentation-page-layout-name="Master1-PPL12" draw:id="Slide-276">
        <draw:frame draw:id="id133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MARK 15</text:span><text:span text:style-name="a864" text:class-names=""/></text:p>
          </draw:text-box>
          <svg:title/>
          <svg:desc/>
        </draw:frame>
        <draw:frame draw:id="id134" presentation:style-name="a879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EVENTS PRECEDING THE CRUCIFIXION (15:1-21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EVENTS DURING THE CRUCIFIXION (15:22-37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EVENTS FOLLOWING THE CRUCIFIXION (15:38-47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</draw:page>
      <draw:page draw:name="Slide22" draw:style-name="a880" draw:master-page-name="Master1-Layout12-tx-Title-and-Text" presentation:presentation-page-layout-name="Master1-PPL12" draw:id="Slide-277">
        <draw:frame draw:id="id135" presentation:style-name="a884" draw:name="Title 1" svg:x="1.38in" svg:y="0.4in" svg:width="10.6in" svg:height="1.44965in" presentation:class="title" presentation:placeholder="false">
          <draw:text-box>
            <text:p text:style-name="a883" text:class-names="" text:cond-style-name=""><text:span text:style-name="a881" text:class-names="">EVENTS FOLLOWING THE CRUCIFIXION (15:38-47)<text:s text:c="1"/></text:span><text:span text:style-name="a882" text:class-names=""/></text:p>
          </draw:text-box>
          <svg:title/>
          <svg:desc/>
        </draw:frame>
        <draw:frame draw:id="id136" presentation:style-name="a900" draw:name="Text Placeholder 2" svg:x="1.38in" svg:y="2in" svg:width="9.4in" svg:height="4.7586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<text:s text:c="1"/>Regarding the tearing of the veil (15:38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Regarding the tribute by the centurion (15:39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Regarding the testimony of the women (15:40-41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Regarding the tomb of Joseph of Arimathea (15:42-47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</draw:page>
      <draw:page draw:name="Slide23" draw:style-name="a901" draw:master-page-name="Master1-Layout12-tx-Title-and-Text" presentation:presentation-page-layout-name="Master1-PPL12" draw:id="Slide-278">
        <draw:frame draw:id="id137" presentation:style-name="a905" draw:name="Title 1" svg:x="1.38in" svg:y="0.4in" svg:width="10.6in" svg:height="1.44965in" presentation:class="title" presentation:placeholder="false">
          <draw:text-box>
            <text:p text:style-name="a904" text:class-names="" text:cond-style-name=""><text:span text:style-name="a902" text:class-names=""><text:s text:c="1"/>Regarding the tomb of Joseph of Arimathea (15:42-47)<text:s text:c="1"/></text:span><text:span text:style-name="a903" text:class-names=""/></text:p>
          </draw:text-box>
          <svg:title/>
          <svg:desc/>
        </draw:frame>
        <draw:frame draw:id="id138" presentation:style-name="a915" draw:name="Text Placeholder 2" svg:x="1.38in" svg:y="2in" svg:width="9.4in" svg:height="4.75868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<text:s text:c="1"/>The mission of Joseph (15:42-45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The ministry of Joseph (15:46-47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</draw:page>
      <draw:page draw:name="Slide24" draw:style-name="a916" draw:master-page-name="Master1-Layout12-tx-Title-and-Text" presentation:presentation-page-layout-name="Master1-PPL12" draw:id="Slide-279">
        <draw:frame draw:id="id139" presentation:style-name="a920" draw:name="Title 1" svg:x="1.38in" svg:y="0.4in" svg:width="10.6in" svg:height="1.44965in" presentation:class="title" presentation:placeholder="false">
          <draw:text-box>
            <text:p text:style-name="a919" text:class-names="" text:cond-style-name=""><text:span text:style-name="a917" text:class-names="">EVENTS FOLLOWING THE CRUCIFIXION (15:38-47)<text:s text:c="1"/></text:span><text:span text:style-name="a918" text:class-names=""/></text:p>
          </draw:text-box>
          <svg:title/>
          <svg:desc/>
        </draw:frame>
        <draw:frame draw:id="id140" presentation:style-name="a936" draw:name="Text Placeholder 2" svg:x="1.38in" svg:y="2in" svg:width="9.4in" svg:height="4.7586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<text:s text:c="1"/>Regarding the tearing of the veil (15:38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1"/>Regarding the tribute by the centurion (15:39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<text:s text:c="1"/>Regarding the testimony of the women (15:40-41):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Regarding the tomb of Joseph of Arimathea (15:42-47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draw:page draw:name="Slide25" draw:style-name="a937" draw:master-page-name="Master1-Layout12-tx-Title-and-Text" presentation:presentation-page-layout-name="Master1-PPL12" draw:id="Slide-280">
        <draw:frame draw:id="id141" presentation:style-name="a941" draw:name="Title 1" svg:x="1.38in" svg:y="0.4in" svg:width="10.6in" svg:height="1.44965in" presentation:class="title" presentation:placeholder="false">
          <draw:text-box>
            <text:p text:style-name="a940" text:class-names="" text:cond-style-name=""><text:span text:style-name="a938" text:class-names="">MARK 15</text:span><text:span text:style-name="a939" text:class-names=""/></text:p>
          </draw:text-box>
          <svg:title/>
          <svg:desc/>
        </draw:frame>
        <draw:frame draw:id="id142" presentation:style-name="a954" draw:name="Text Placeholder 2" svg:x="1.38in" svg:y="2in" svg:width="9.4in" svg:height="4.75868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EVENTS PRECEDING THE CRUCIFIXION (15:1-21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EVENTS DURING THE CRUCIFIXION (15:22-37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EVENTS FOLLOWING THE CRUCIFIXION (15:38-47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5</dc:title>
    <meta:initial-creator>David STRICKLAND</meta:initial-creator>
    <dc:creator>David STRICKLAND</dc:creator>
    <meta:creation-date>2020-02-23T23:16:20Z</meta:creation-date>
    <dc:date>2020-02-23T23:16:21Z</dc:date>
    <meta:template xlink:href="BibleStudy" xlink:type="simple"/>
    <meta:editing-cycles>1</meta:editing-cycles>
    <meta:editing-duration>PT0S</meta:editing-duration>
    <meta:document-statistic meta:paragraph-count="105" meta:word-count="837"/>
  </office:meta>
</office:document-meta>
</file>